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font-size="16pt" style:font-size-asian="16pt" style:font-size-complex="16pt"/>
    </style:style>
    <style:style style:name="T4" style:parent-style-name="Policepardéfau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5" style:parent-style-name="Policepardéfaut" style:family="text">
      <style:text-properties fo:font-size="16pt" style:font-size-asian="16pt" style:font-size-complex="16pt"/>
    </style:style>
    <style:style style:name="T6" style:parent-style-name="Policepardéfaut" style:family="text">
      <style:text-properties fo:font-size="16pt" style:font-size-asian="16pt" style:font-size-complex="16pt"/>
    </style:style>
    <style:style style:name="T7" style:parent-style-name="Policepardéfaut" style:family="text">
      <style:text-properties fo:font-size="16pt" style:font-size-asian="16pt" style:font-size-complex="16pt"/>
    </style:style>
    <style:style style:name="T8" style:parent-style-name="Policepardéfaut" style:family="text">
      <style:text-properties style:font-name="Arial" fo:font-size="16pt" style:font-size-asian="16pt" style:font-size-complex="16pt"/>
    </style:style>
    <style:style style:name="T9" style:parent-style-name="Policepardéfau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0" style:parent-style-name="Policepardéfaut" style:family="text">
      <style:text-properties fo:font-size="16pt" style:font-size-asian="16pt" style:font-size-complex="16pt"/>
    </style:style>
    <style:style style:name="T11" style:parent-style-name="Policepardéfau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fo:font-size="18pt" style:font-size-asian="18pt" style:font-size-complex="18pt"/>
    </style:style>
    <style:style style:name="T14" style:parent-style-name="Policepardéfaut" style:family="text">
      <style:text-properties fo:font-size="18pt" style:font-size-asian="18pt" style:font-size-complex="18pt"/>
    </style:style>
    <style:style style:name="T15" style:parent-style-name="Policepardéfaut" style:family="text">
      <style:text-properties fo:font-size="18pt" style:font-size-asian="18pt" style:font-size-complex="18pt"/>
    </style:style>
    <style:style style:name="T16" style:parent-style-name="Policepardéfau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7" style:parent-style-name="Policepardéfaut" style:family="text">
      <style:text-properties style:font-name="Arial"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L'objectif :</text:p>
      <text:p text:style-name="Normal"><text:span text:style-name="T2"><text:s text:c="5"/></text:span><text:span text:style-name="T3">L'objectif est de développer une application web pour gérer les notes des étudiants. L'application devait inclure un formulaire pour saisir les informations des étudiants et un tableau pour afficher les entrées enregistrées</text:span>.</text:p>
      <text:p text:style-name="Normal"><text:span text:style-name="T4">Install Streamlit :</text:span></text:p>
      <text:p text:style-name="Normal"><text:s text:c="4"/><text:span text:style-name="T5">Tapez le code suivant sur le terminal</text:span><text:span text:style-name="T6"><text:s/></text:span><text:span text:style-name="T7">(En Pycharm par exemple) :<text:s/></text:span></text:p>
      <text:p text:style-name="Normal"><text:s text:c="12"/><draw:frame draw:style-name="a0" draw:name="Image 1" text:anchor-type="as-char" svg:x="0in" svg:y="0in" svg:width="6.3in" svg:height="0.70903in" style:rel-width="scale" style:rel-height="scale"><draw:image xlink:href="media/image1.png" xlink:type="simple" xlink:show="embed" xlink:actuate="onLoad"/><svg:title/><svg:desc/></draw:frame></text:p>
      <text:p text:style-name="Normal"><text:s text:c="4"/><text:span text:style-name="T8">Pour validation tapez :<text:s/></text:span></text:p>
      <text:p text:style-name="Normal"><draw:frame draw:style-name="a1" draw:name="Image 1" text:anchor-type="as-char" svg:x="0in" svg:y="0in" svg:width="6.3in" svg:height="0.72083in" style:rel-width="scale" style:rel-height="scale"><draw:image xlink:href="media/image2.png" xlink:type="simple" xlink:show="embed" xlink:actuate="onLoad"/><svg:title/><svg:desc/></draw:frame></text:p>
      <text:p text:style-name="Normal"><text:span text:style-name="T9">Code_source:</text:span></text:p>
      <text:p text:style-name="Normal"><text:s text:c="4"/><text:span text:style-name="T10">Copier le code source en langage Python(voir fichier Code_Python) puis l'enregistrer en choisissant un nom (app.py par exemple)</text:span></text:p>
      <text:p text:style-name="Normal"><text:span text:style-name="T11">Exécution :</text:span><text:span text:style-name="T12"><text:s/></text:span></text:p>
      <text:p text:style-name="Normal"><text:s text:c="4"/><text:span text:style-name="T13">Pour<text:s/></text:span><text:span text:style-name="T14">e</text:span><text:span text:style-name="T15">xécution de l'application tapez la commande :<text:s/></text:span><draw:frame draw:style-name="a2" draw:name="Image 1" text:anchor-type="as-char" svg:x="0in" svg:y="0in" svg:width="6.3in" svg:height="0.46099in" style:rel-width="scale" style:rel-height="scale"><draw:image xlink:href="media/image3.png" xlink:type="simple" xlink:show="embed" xlink:actuate="onLoad"/><svg:title/><svg:desc/></draw:frame></text:p>
      <text:p text:style-name="Normal"><text:span text:style-name="T16">Affichage:</text:span></text:p>
      <text:p text:style-name="Normal"><text:s text:c="5"/><text:span text:style-name="T17">Une fenêtre s'ouvre dans votre navigateur, elle continet une formulaire sur laquelle vous tapez les informations de chaque étudiant. En clickant sur enregistrer pour stocker les données dans un tableau dynamique grace au bilbliothèque Pand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ELLAM MOHAMED</meta:initial-creator>
    <dc:creator>SELLAM MOHAMED</dc:creator>
    <meta:creation-date>2025-03-05T23:07:00Z</meta:creation-date>
    <dc:date>2025-03-05T23:12:00Z</dc:date>
    <meta:template xlink:href="Normal" xlink:type="simple"/>
    <meta:editing-cycles>1</meta:editing-cycles>
    <meta:editing-duration>PT240S</meta:editing-duration>
    <meta:document-statistic meta:page-count="1" meta:paragraph-count="1" meta:word-count="131" meta:character-count="852" meta:row-count="6" meta:non-whitespace-character-count="722"/>
  </office:meta>
</office:document-meta>
</file>